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40000013790F3AED532AA29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0035" draw:fill="solid" draw:fill-color="#cc0035" draw:opacity="20%" draw:textarea-horizontal-align="justify" draw:textarea-vertical-align="middle" draw:auto-grow-height="false" fo:min-height="1.454cm" fo:min-width="16.821cm" draw:shadow-opacity="20%"/>
    </style:style>
    <style:style style:name="gr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5" style:family="graphic" style:parent-style-name="objectwithoutfill">
      <style:graphic-properties draw:stroke="dash" draw:stroke-dash="Dot" svg:stroke-color="#808080" draw:marker-start="" draw:marker-end="" draw:marker-end-width="0.3cm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0035" draw:opacity="20%"/>
      <style:paragraph-properties fo:text-align="center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color="#c9211e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149cm" svg:x="1.26cm" svg:y="0.48cm">
          <draw:image xlink:href="Pictures/10000001000003540000013790F3AED532AA291B.png" xlink:type="simple" xlink:show="embed" xlink:actuate="onLoad" draw:mime-type="image/png">
            <text:p/>
          </draw:image>
        </draw:frame>
        <draw:custom-shape draw:style-name="gr2" draw:text-style-name="P2" draw:layer="layout" svg:width="17.321cm" svg:height="1.704cm" svg:x="1.171cm" svg:y="2.52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14cm" svg:height="0.963cm" svg:x="1cm" svg:y="2.411cm">
          <draw:text-box>
            <text:p text:style-name="P3"><text:span text:style-name="T1">List of children stored in node A</text:span></text:p>
          </draw:text-box>
        </draw:frame>
        <draw:frame draw:style-name="gr4" draw:text-style-name="P4" draw:layer="layout" svg:width="3.575cm" svg:height="0.877cm" svg:x="7.995cm" svg:y="1.813cm">
          <draw:text-box>
            <text:p text:style-name="P3"><text:span text:style-name="T1">head</text:span></text:p>
          </draw:text-box>
        </draw:frame>
        <draw:frame draw:style-name="gr4" draw:text-style-name="P4" draw:layer="layout" svg:width="3.575cm" svg:height="0.877cm" svg:x="2.591cm" svg:y="3.473cm">
          <draw:text-box>
            <text:p text:style-name="P3"><text:span text:style-name="T1">next</text:span></text:p>
          </draw:text-box>
        </draw:frame>
        <draw:line draw:style-name="gr5" draw:text-style-name="P1" draw:layer="layout" svg:x1="10.686cm" svg:y1="2.168cm" svg:x2="5.769cm" svg:y2="3.252cm">
          <text:p/>
        </draw:line>
        <draw:line draw:style-name="gr5" draw:text-style-name="P1" draw:layer="layout" svg:x1="10.712cm" svg:y1="2.361cm" svg:x2="8.918cm" svg:y2="3.11cm">
          <text:p/>
        </draw:line>
        <draw:line draw:style-name="gr5" draw:text-style-name="P1" draw:layer="layout" svg:x1="11.153cm" svg:y1="2.426cm" svg:x2="11.138cm" svg:y2="3.007cm">
          <text:p/>
        </draw:line>
        <draw:line draw:style-name="gr5" draw:text-style-name="P1" draw:layer="layout" svg:x1="11.564cm" svg:y1="2.168cm" svg:x2="14.029cm" svg:y2="2.955cm">
          <text:p/>
        </draw:line>
        <draw:line draw:style-name="gr5" draw:text-style-name="P1" draw:layer="layout" svg:x1="17.333cm" svg:y1="3.058cm" svg:x2="11.616cm" svg:y2="1.949cm">
          <text:p/>
        </draw:line>
        <draw:line draw:style-name="gr5" draw:text-style-name="P1" draw:layer="layout" svg:x1="11.41cm" svg:y1="4.027cm" svg:x2="11.577cm" svg:y2="4.749cm">
          <text:p/>
        </draw:line>
        <draw:line draw:style-name="gr5" draw:text-style-name="P1" draw:layer="layout" svg:x1="14.599cm" svg:y1="3.962cm" svg:x2="14.766cm" svg:y2="4.684cm">
          <text:p/>
        </draw:line>
        <draw:line draw:style-name="gr5" draw:text-style-name="P1" draw:layer="layout" svg:x1="11.954cm" svg:y1="5.654cm" svg:x2="12.39cm" svg:y2="6.375cm">
          <text:p/>
        </draw:line>
        <draw:line draw:style-name="gr5" draw:text-style-name="P1" draw:layer="layout" svg:x1="11.954cm" svg:y1="5.655cm" svg:x2="12.39cm" svg:y2="6.376cm">
          <text:p/>
        </draw:line>
        <draw:line draw:style-name="gr5" draw:text-style-name="P1" draw:layer="layout" svg:x1="14.858cm" svg:y1="3.914cm" svg:x2="16.236cm" svg:y2="4.6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7T13:55:18.052580674</dc:date>
    <meta:editing-duration>PT15M34S</meta:editing-duration>
    <meta:editing-cycles>4</meta:editing-cycles>
    <meta:generator>LibreOffice/7.3.6.2$Linux_X86_64 LibreOffice_project/30$Build-2</meta:generator>
    <meta:document-statistic meta:object-count="15"/>
  </office:meta>
</office:document-meta>
</file>